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Lohit Devanagari1" svg:font-family="'Lohit Devanagari'"/>
    <style:font-face style:name="Menlo" svg:font-family="Menlo" style:font-pitch="variable"/>
    <style:font-face style:name="Liberation Serif" svg:font-family="'Liberation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Mangal" svg:font-family="Mangal" style:font-family-generic="system" style:font-pitch="variable"/>
  </office:font-face-decls>
  <office:automatic-styles>
    <style:style style:name="P1" style:family="paragraph" style:parent-style-name="Title">
      <style:text-properties fo:language="de" fo:country="DE" officeooo:paragraph-rsid="001f4e9b"/>
    </style:style>
    <style:style style:name="P2" style:family="paragraph" style:parent-style-name="Subtitle">
      <style:text-properties fo:language="de" fo:country="DE" officeooo:rsid="001f4e9b" officeooo:paragraph-rsid="001f4e9b"/>
    </style:style>
    <style:style style:name="P3" style:family="paragraph" style:parent-style-name="Subtitle">
      <style:text-properties fo:language="de" fo:country="DE" officeooo:paragraph-rsid="001f4e9b"/>
    </style:style>
    <style:style style:name="P4" style:family="paragraph" style:parent-style-name="Contents_20_1">
      <style:paragraph-properties>
        <style:tab-stops>
          <style:tab-stop style:position="17cm" style:type="right" style:leader-style="dotted" style:leader-text="."/>
        </style:tab-stops>
      </style:paragraph-properties>
    </style:style>
    <style:style style:name="P5" style:family="paragraph" style:parent-style-name="Contents_20_3">
      <style:paragraph-properties>
        <style:tab-stops>
          <style:tab-stop style:position="17cm" style:type="right" style:leader-style="dotted" style:leader-text="."/>
        </style:tab-stops>
      </style:paragraph-properties>
    </style:style>
    <style:style style:name="P6" style:family="paragraph" style:parent-style-name="Footer">
      <style:text-properties fo:language="de" fo:country="DE"/>
    </style:style>
    <style:style style:name="P7" style:family="paragraph" style:parent-style-name="Header">
      <style:text-properties fo:language="de" fo:country="DE"/>
    </style:style>
    <style:style style:name="P8" style:family="paragraph" style:parent-style-name="Heading_20_1">
      <style:text-properties fo:language="de" fo:country="DE"/>
    </style:style>
    <style:style style:name="P9" style:family="paragraph" style:parent-style-name="Heading_20_1">
      <style:text-properties officeooo:rsid="002aae6c" officeooo:paragraph-rsid="002aae6c"/>
    </style:style>
    <style:style style:name="P10" style:family="paragraph" style:parent-style-name="Heading_20_1">
      <style:text-properties officeooo:rsid="0030ade5" officeooo:paragraph-rsid="0030ade5"/>
    </style:style>
    <style:style style:name="P11" style:family="paragraph" style:parent-style-name="Text_20_body">
      <style:text-properties fo:language="de" fo:country="DE" officeooo:rsid="002b0251" officeooo:paragraph-rsid="002b0251" fo:background-color="transparent"/>
    </style:style>
    <style:style style:name="P12" style:family="paragraph" style:parent-style-name="Text_20_body">
      <style:text-properties fo:language="de" fo:country="DE" officeooo:paragraph-rsid="001f4e9b" fo:background-color="#fff200"/>
    </style:style>
    <style:style style:name="P13" style:family="paragraph" style:parent-style-name="Text_20_body">
      <style:text-properties officeooo:rsid="00270da4" officeooo:paragraph-rsid="00270da4"/>
    </style:style>
    <style:style style:name="P14" style:family="paragraph" style:parent-style-name="Text_20_body">
      <style:text-properties officeooo:rsid="00270da4" officeooo:paragraph-rsid="0029b10d"/>
    </style:style>
    <style:style style:name="P15" style:family="paragraph" style:parent-style-name="Text_20_body">
      <style:text-properties officeooo:paragraph-rsid="002906b0"/>
    </style:style>
    <style:style style:name="P16" style:family="paragraph" style:parent-style-name="Text_20_body">
      <style:text-properties officeooo:rsid="0029b10d" officeooo:paragraph-rsid="0029b10d"/>
    </style:style>
    <style:style style:name="P17" style:family="paragraph" style:parent-style-name="Text_20_body">
      <style:text-properties officeooo:rsid="002aae6c" officeooo:paragraph-rsid="002aae6c"/>
    </style:style>
    <style:style style:name="P18" style:family="paragraph" style:parent-style-name="Text_20_body">
      <style:text-properties officeooo:rsid="002b0251" officeooo:paragraph-rsid="002b0251"/>
    </style:style>
    <style:style style:name="P19" style:family="paragraph" style:parent-style-name="Text_20_body">
      <style:text-properties style:font-name="Menlo" officeooo:rsid="002b0251" officeooo:paragraph-rsid="002b0251"/>
    </style:style>
    <style:style style:name="P20" style:family="paragraph" style:parent-style-name="Text_20_body">
      <style:text-properties style:font-name="Menlo" officeooo:rsid="002cdb49" officeooo:paragraph-rsid="002cdb49"/>
    </style:style>
    <style:style style:name="P21" style:family="paragraph" style:parent-style-name="Text_20_body">
      <style:text-properties style:font-name="Menlo" fo:language="de" fo:country="DE" officeooo:rsid="002b0251" officeooo:paragraph-rsid="002b0251" fo:background-color="transparent"/>
    </style:style>
    <style:style style:name="P22" style:family="paragraph" style:parent-style-name="Text_20_body">
      <style:text-properties style:font-name="Menlo" fo:language="de" fo:country="DE" officeooo:rsid="002d4123" officeooo:paragraph-rsid="002d4123" fo:background-color="transparent"/>
    </style:style>
    <style:style style:name="P23" style:family="paragraph" style:parent-style-name="Text_20_body">
      <style:text-properties style:font-name="Liberation Serif" officeooo:rsid="002d4123" officeooo:paragraph-rsid="002d4123"/>
    </style:style>
    <style:style style:name="P24" style:family="paragraph" style:parent-style-name="Text_20_body">
      <style:text-properties style:font-name="Liberation Serif" fo:language="de" fo:country="DE" officeooo:rsid="002d4123" officeooo:paragraph-rsid="002d4123" fo:background-color="transparent"/>
    </style:style>
    <style:style style:name="P25" style:family="paragraph" style:parent-style-name="Text_20_body">
      <style:text-properties style:font-name="Liberation Serif" fo:language="de" fo:country="DE" officeooo:rsid="002f0f57" officeooo:paragraph-rsid="002f0f57" fo:background-color="transparent"/>
    </style:style>
    <style:style style:name="P26" style:family="paragraph" style:parent-style-name="Text_20_body">
      <style:text-properties style:font-name="Liberation Serif" fo:language="de" fo:country="DE" officeooo:rsid="0030ab0d" officeooo:paragraph-rsid="0030ab0d" fo:background-color="transparent"/>
    </style:style>
    <style:style style:name="P27" style:family="paragraph" style:parent-style-name="Text_20_body">
      <style:text-properties officeooo:rsid="0030ade5" officeooo:paragraph-rsid="0030ade5"/>
    </style:style>
    <style:style style:name="P28" style:family="paragraph" style:parent-style-name="Text_20_body">
      <style:text-properties officeooo:paragraph-rsid="0030ade5"/>
    </style:style>
    <style:style style:name="P29" style:family="paragraph" style:parent-style-name="Text_20_body">
      <style:text-properties officeooo:paragraph-rsid="0030c929"/>
    </style:style>
    <style:style style:name="P30" style:family="paragraph" style:parent-style-name="Text_20_body">
      <style:paragraph-properties fo:margin-top="0cm" fo:margin-bottom="0cm" style:contextual-spacing="false" fo:line-height="100%"/>
      <style:text-properties style:font-name="Menlo" fo:font-size="10pt" fo:language="de" fo:country="DE" officeooo:paragraph-rsid="001f4e9b" fo:background-color="transparent" style:font-size-asian="8.75pt" style:font-size-complex="10pt"/>
    </style:style>
    <style:style style:name="P31" style:family="paragraph" style:parent-style-name="Text_20_body">
      <style:paragraph-properties fo:margin-top="0cm" fo:margin-bottom="0cm" style:contextual-spacing="false" fo:line-height="100%"/>
      <style:text-properties style:font-name="Menlo" fo:font-size="10pt" fo:language="de" fo:country="DE" officeooo:paragraph-rsid="001f4e9b" fo:background-color="transparent" style:font-size-asian="10pt" style:font-size-complex="10pt"/>
    </style:style>
    <style:style style:name="T1" style:family="text">
      <style:text-properties officeooo:rsid="001fbed0"/>
    </style:style>
    <style:style style:name="T2" style:family="text">
      <style:text-properties officeooo:rsid="001f4e9b"/>
    </style:style>
    <style:style style:name="T3" style:family="text">
      <style:text-properties officeooo:rsid="00247192"/>
    </style:style>
    <style:style style:name="T4" style:family="text">
      <style:text-properties style:font-name="Liberation Sans" fo:font-size="28pt" fo:font-weight="bold" officeooo:rsid="00247192" style:font-name-asian="AR PL SungtiL GB" style:font-size-asian="28pt" style:font-weight-asian="bold" style:font-name-complex="Lohit Devanagari" style:font-size-complex="28pt" style:font-weight-complex="bold"/>
    </style:style>
    <style:style style:name="T5" style:family="text">
      <style:text-properties style:font-name="Liberation Sans" fo:font-size="18pt" officeooo:rsid="00247192" style:font-name-asian="AR PL SungtiL GB" style:font-size-asian="18pt" style:font-name-complex="Lohit Devanagari" style:font-size-complex="18pt"/>
    </style:style>
    <style:style style:name="T6" style:family="text">
      <style:text-properties fo:language="de" fo:country="DE"/>
    </style:style>
    <style:style style:name="T7" style:family="text">
      <style:text-properties fo:language="de" fo:country="DE" officeooo:rsid="00247192" fo:background-color="transparent" loext:char-shading-value="0"/>
    </style:style>
    <style:style style:name="T8" style:family="text">
      <style:text-properties fo:language="de" fo:country="DE" officeooo:rsid="0030ade5" fo:background-color="transparent" loext:char-shading-value="0"/>
    </style:style>
    <style:style style:name="T9" style:family="text">
      <style:text-properties fo:language="de" fo:country="DE" officeooo:rsid="0030e01f" fo:background-color="transparent" loext:char-shading-value="0"/>
    </style:style>
    <style:style style:name="T10" style:family="text">
      <style:text-properties fo:language="de" fo:country="DE" fo:font-style="italic" officeooo:rsid="00247192" fo:background-color="transparent" loext:char-shading-value="0" style:font-style-asian="italic" style:font-style-complex="italic"/>
    </style:style>
    <style:style style:name="T11" style:family="text">
      <style:text-properties fo:language="de" fo:country="DE" fo:font-style="normal" officeooo:rsid="00247192" fo:background-color="transparent" loext:char-shading-value="0" style:font-style-asian="normal" style:font-style-complex="normal"/>
    </style:style>
    <style:style style:name="T12" style:family="text">
      <style:text-properties fo:language="de" fo:country="DE" fo:font-style="normal" officeooo:rsid="00265989" fo:background-color="transparent" loext:char-shading-value="0" style:font-style-asian="normal" style:font-style-complex="normal"/>
    </style:style>
    <style:style style:name="T13" style:family="text">
      <style:text-properties fo:language="de" fo:country="DE" fo:font-style="normal" officeooo:rsid="00270da4" fo:background-color="transparent" loext:char-shading-value="0" style:font-style-asian="normal" style:font-style-complex="normal"/>
    </style:style>
    <style:style style:name="T14" style:family="text">
      <style:text-properties fo:language="de" fo:country="DE" officeooo:rsid="002906b0"/>
    </style:style>
    <style:style style:name="T15" style:family="text">
      <style:text-properties fo:language="de" fo:country="DE" officeooo:rsid="002cdb49"/>
    </style:style>
    <style:style style:name="T16" style:family="text">
      <style:text-properties fo:font-style="italic" style:font-style-asian="italic" style:font-style-complex="italic"/>
    </style:style>
    <style:style style:name="T17" style:family="text">
      <style:text-properties fo:font-style="italic" officeooo:rsid="002b0251" style:font-style-asian="italic" style:font-style-complex="italic"/>
    </style:style>
    <style:style style:name="T18" style:family="text">
      <style:text-properties fo:font-style="italic" officeooo:rsid="0030e01f" style:font-style-asian="italic" style:font-style-complex="italic"/>
    </style:style>
    <style:style style:name="T19" style:family="text">
      <style:text-properties fo:font-style="normal" style:font-style-asian="normal" style:font-style-complex="normal"/>
    </style:style>
    <style:style style:name="T20" style:family="text">
      <style:text-properties fo:font-style="normal" officeooo:rsid="0030e01f" style:font-style-asian="normal" style:font-style-complex="normal"/>
    </style:style>
    <style:style style:name="T21" style:family="text">
      <style:text-properties officeooo:rsid="002b0251"/>
    </style:style>
    <style:style style:name="T22" style:family="text">
      <style:text-properties officeooo:rsid="0030ab0d"/>
    </style:style>
    <style:style style:name="T23" style:family="text">
      <style:text-properties style:font-name="Menlo"/>
    </style:style>
    <style:style style:name="T24" style:family="text">
      <style:text-properties style:font-name="Menlo" fo:language="de" fo:country="DE"/>
    </style:style>
    <style:style style:name="T25" style:family="text">
      <style:text-properties style:font-name="Menlo" fo:language="de" fo:country="DE" officeooo:rsid="002906b0"/>
    </style:style>
    <style:style style:name="T26" style:family="text">
      <style:text-properties officeooo:rsid="0030e01f"/>
    </style:style>
    <style:style style:name="Sect1" style:family="section">
      <style:section-properties style:editable="false">
        <style:columns fo:column-count="1" fo:column-gap="0cm"/>
      </style:section-properties>
    </style:style>
    <number:date-style style:name="N81">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reference-mark-start text:name="Aufgabe"/><text:span text:style-name="T2">Aufgabe </text:span><text:span text:style-name="T3">4</text:span><text:span text:style-name="T2">: </text:span><text:span text:style-name="T4">Würfelglück</text:span><text:reference-mark-end text:name="Aufgabe"/></text:p>
      <text:p text:style-name="P2">Team-ID: <text:span text:style-name="T3">0051</text:span></text:p>
      <text:p text:style-name="P3"><text:span text:style-name="T2">Team: </text:span><text:span text:style-name="T5">MWG go brrrrr</text:span></text:p>
      <text:p text:style-name="P3"><text:span text:style-name="T2">Bearbeiter/-innen dieser Aufgabe:<text:line-break/></text:span><text:span text:style-name="T5">Theodor Teslia</text:span></text:p>
      <text:p text:style-name="P2"><text:date style:data-style-name="N81" text:date-value="2021-11-11T07:48:37.052767868" text:fixed="true">11. November 2021</text:date></text:p>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haltsverzeichnis</text:p>
          </text:index-title>
          <text:p text:style-name="P4"><text:a xlink:type="simple" xlink:href="#__RefHeading___Toc2232_4178761632" text:style-name="Index_20_Link" text:visited-style-name="Index_20_Link">Lösungsidee<text:tab/>1</text:a></text:p>
          <text:p text:style-name="P4"><text:a xlink:type="simple" xlink:href="#__RefHeading___Toc2234_4178761632" text:style-name="Index_20_Link" text:visited-style-name="Index_20_Link">Umsetzung<text:tab/>1</text:a></text:p>
          <text:p text:style-name="P4"><text:a xlink:type="simple" xlink:href="#__RefHeading___Toc339_899000037" text:style-name="Index_20_Link" text:visited-style-name="Index_20_Link">Ausführen der Datei<text:tab/>2</text:a></text:p>
          <text:p text:style-name="P4"><text:a xlink:type="simple" xlink:href="#__RefHeading___Toc2236_4178761632" text:style-name="Index_20_Link" text:visited-style-name="Index_20_Link">Beispiele<text:tab/>3</text:a></text:p>
          <text:p text:style-name="P5"><text:a xlink:type="simple" xlink:href="#__RefHeading___Toc341_899000037" text:style-name="Index_20_Link" text:visited-style-name="Index_20_Link">Erklärung der Ausgabe<text:tab/>3</text:a></text:p>
          <text:p text:style-name="P5"><text:a xlink:type="simple" xlink:href="#__RefHeading___Toc542_899000037" text:style-name="Index_20_Link" text:visited-style-name="Index_20_Link">Ausgaben der Beispieldateien<text:tab/>3</text:a></text:p>
          <text:p text:style-name="P4"><text:a xlink:type="simple" xlink:href="#__RefHeading___Toc544_899000037" text:style-name="Index_20_Link" text:visited-style-name="Index_20_Link">Fazit<text:tab/>5</text:a></text:p>
          <text:p text:style-name="P4"><text:a xlink:type="simple" xlink:href="#__RefHeading___Toc2238_4178761632" text:style-name="Index_20_Link" text:visited-style-name="Index_20_Link">Quellcode<text:tab/>5</text:a></text:p>
        </text:index-body>
      </text:table-of-content>
      <text:h text:style-name="P8" text:outline-level="1"><text:bookmark-start text:name="__RefHeading___Toc2232_4178761632"/>Lösungsidee<text:bookmark-end text:name="__RefHeading___Toc2232_4178761632"/></text:h>
      <text:p text:style-name="P29"><text:span text:style-name="T7">Um zu entscheiden, welcher Würfel der beste für </text:span><text:span text:style-name="T10">Mensch ärger dich nicht</text:span><text:span text:style-name="T11"> ist, habe ich </text:span><text:span text:style-name="T12">jeden</text:span><text:span text:style-name="T11"> Würfel gegen jeden anderen </text:span><text:span text:style-name="T12">10000 mal spielen lassen. Dabei zählt der Algorithmus, wie oft jeder davon gewinnt und gibt am Ende in einer Tabelle diese Werte, bezogen auf die Gesamtanzahl der von diesen beiden Würfeln gespielten Spiele. Dazu gibt der Algorithmus davor aus, wie viele Spiele der Würfel jeweils gewonnen hat. </text:span><text:span text:style-name="T13">Aus diesen Werten kann man darauf schliessen, welcher Würfel sich von den gegebenen Würfeln am besten eignet.</text:span></text:p>
      <text:h text:style-name="P8" text:outline-level="1"><text:bookmark-start text:name="__RefHeading___Toc2234_4178761632"/>Umsetzung<text:bookmark-end text:name="__RefHeading___Toc2234_4178761632"/></text:h>
      <text:p text:style-name="P14"><text:span text:style-name="T14">Für diese Aufgabe wurde die Sprache C++ gewählt, da diese sehr schnell ausgeführt werden kann und das Programm dadurch mehr Iterationen durchführen kann, ohne sehr viel länger zu benötigen. </text:span></text:p>
      <text:p text:style-name="P16"><text:span text:style-name="T14">D</text:span><text:span text:style-name="T6">ie Implementierung des Spielfelds wurde für beide Spieler unabhängig als lineare Strecke umgesetzt. Das heißt, dass jeder Spieler selbst von 0 bis 43 (Ende des Spielbretts) läuft. Daher wird nach jeder Bewegung einer Figur in der dazugehörigen Funktion überprüft, ob der andere Spieler geschlagen werden kann.</text:span></text:p>
      <text:p text:style-name="P14"><text:span text:style-name="T6">Das Programm besteht aus den drei Klassen </text:span><text:span text:style-name="T24">Die</text:span><text:span text:style-name="T6">, </text:span><text:span text:style-name="T24">Figure</text:span><text:span text:style-name="T6"> und </text:span><text:span text:style-name="T24">Player</text:span><text:span text:style-name="T6">. Die Klasse </text:span><text:span text:style-name="T24">Die</text:span><text:span text:style-name="T6"> stellt einen Würfel dar und hat demnach auch die Methode um zu würfeln bzw. einen zufälligen Wert des Würfels zurückzugeben.</text:span></text:p>
      <text:p text:style-name="P13"><text:soft-page-break/><text:span text:style-name="T6">Die Klasse </text:span><text:span text:style-name="T24">Figure</text:span><text:span text:style-name="T6"> simuliert eine Figur auf dem Spielbrett. </text:span><text:span text:style-name="T14">Dafür hat es ein Attribut das seine Position darstellt und ein Wert eines </text:span><text:span text:style-name="T25">enums</text:span><text:span text:style-name="T14"> mit dem Namen </text:span><text:span text:style-name="T25">Fields</text:span><text:span text:style-name="T14">, durch welches markiert wird, ob sich die Figur noch auf einem B-Feld oder dem Spielbrett befindet. </text:span></text:p>
      <text:p text:style-name="P15"><text:span text:style-name="T14">Die Klasse </text:span><text:span text:style-name="T25">Player</text:span><text:span text:style-name="T14"> beherbergt die beiden grundlegenden Algorithmen zum Auswählen und darauf folgenden bewegen einer Figur, sowie dem testen, ob eine Figur des Gegenspielers geschlagen werden kann.</text:span></text:p>
      <text:p text:style-name="P16"><text:span text:style-name="T14">D</text:span><text:span text:style-name="T6">ie Funktion zum bewegen einer Figur ist die Funktion </text:span><text:span text:style-name="T24">Player::move()</text:span><text:span text:style-name="T6">. Diese würfelt eine Zahl, indem es die Funktion des Würfels, welche der Spieler grad hat, aufruft. Darauf folgt eine Überprüfung, ob eine Figur bereits auf dem Startfeld steht, welche dann wegbewegt werden muss. Weiter werden weitere Fälle überprüft und dementsprechend behandelt.</text:span></text:p>
      <text:p text:style-name="P16"><text:span text:style-name="T6">Die Funktion zum Schlagen eines anderen Spielers (</text:span><text:span text:style-name="T24">Player::canHit(Player&amp; ply2)</text:span><text:span text:style-name="T6">) funktioniert wie folgt. Zuerst wird herausgefunden, welche Figuren beider Spieler auf dem Spielbrett und nicht auf einem B-Feld sind. Danach wird durch alle „aktiven“ Figuren iteriert und für jede wird eine „korrigierte“ Position berechnet. Diese stellt den Index dieser Figur dar, welcher vom Startpunkt des zweiten Spielers ausgeht. Wenn diese Position also auch von einer Figur des zweiten Spielers belegt wird, befinden sich beide auf dem gleichen Feld und die Figur des zweiten Spielers wird geschlagen.</text:span></text:p>
      <text:p text:style-name="P17"><text:span text:style-name="T6">Um diese Algorithmen umzusetzen, werden für jede Kombination von Würfeln 10000 Spiele gespielt. Für jedes neue Spiel beginnt der jeweils andere Spieler, es wird also abwechselnd angefangen.</text:span></text:p>
      <text:p text:style-name="P17"><text:span text:style-name="T6">Bei manchen Würfeln kann es dazu kommen, dass sich die Figuren nicht mehr bewegen können, da es keine genügend kleinen Zahlen gibt. Um ein dadurch resultierendes steckenbleiben des Programms zu verhindern, wird jedes Spiel abgebrochen, sobald es keine Bewegung von beiden Spielern innerhalb der letzten 200 Züge gab. Ab 500 Zügen wird zudem nach jedem Zug überprüft, ob beide Spieler noch gewinnen können.</text:span></text:p>
      <text:h text:style-name="P9" text:outline-level="1"><text:bookmark-start text:name="__RefHeading___Toc339_899000037"/>Ausführen der Datei<text:bookmark-end text:name="__RefHeading___Toc339_899000037"/></text:h>
      <text:p text:style-name="P17">Um die beigelegte Datei zu testen müssen folgenden Schritte befolgt werden.</text:p>
      <text:p text:style-name="P17">Die Dateien wurden unter MacOS 11.5.2 erzeugt und mithilfe von folgendem Verfahren getestet.</text:p>
      <text:p text:style-name="P17">Im Terminal (<text:span text:style-name="T23">zsh</text:span>) muss mithilfe von <text:span text:style-name="T23">cd</text:span> Das Arbeitsverzeichnis (<text:span text:style-name="T23">pwd</text:span>) auf den Ordner <text:span text:style-name="T16">bin</text:span> der Abgabe gesetzt werden. Die Datei lässt sich dann mithilfe von <text:span text:style-name="T23">./Aufgabe4</text:span> ausführen. Um verschiedene Beispiele von der BWINF-Webseite zu testen, muss einfach der Name der Datei, bspw. <text:span text:style-name="T23">wuerfel3.txt</text:span>, mit einem Leerzeichen abgetrennt dahinter geschrieben werden (sofern sich diese in dem <text:span text:style-name="T21">Ordner </text:span><text:span text:style-name="T17">examples</text:span><text:span text:style-name="T21"> befindet).</text:span></text:p>
      <text:h text:style-name="P8" text:outline-level="1"><text:bookmark-start text:name="__RefHeading___Toc2236_4178761632"/><text:soft-page-break/>Beispiele<text:bookmark-end text:name="__RefHeading___Toc2236_4178761632"/></text:h>
      <text:h text:style-name="Heading_20_3" text:outline-level="3"><text:bookmark-start text:name="__RefHeading___Toc341_899000037"/>Erklärung der Ausgabe<text:bookmark-end text:name="__RefHeading___Toc341_899000037"/></text:h>
      <text:p text:style-name="P18"><text:span text:style-name="T6">Die Ausgabe verbindet zum einen die Information, wie viele Spiele ein Würfel von allen von ihm gespielten Spielen gewonnen hat, mit der Information, welcher Würfel gegen welchen anderen wie oft gewonnen hat. Dabei sind alle werte relative Mengen in %.</text:span></text:p>
      <text:p text:style-name="P18"><text:span text:style-name="T6">Schematische Ausgabe mit drei Würfeln (Es wurde nicht auf die Korrektheit der einzelnen Werte geachtet):</text:span></text:p>
      <text:p text:style-name="P19"><text:span text:style-name="T6">60.0: <text:s/>100.0</text:span><text:span text:style-name="T15">0</text:span><text:span text:style-name="T6"> <text:s text:c="2"/>70.0</text:span><text:span text:style-name="T15">0</text:span><text:span text:style-name="T6"> <text:s text:c="2"/>31.29</text:span></text:p>
      <text:p text:style-name="P19"><text:span text:style-name="T6">10.0: <text:s text:c="2"/>30.0</text:span><text:span text:style-name="T15">0</text:span><text:span text:style-name="T6"> <text:s/></text:span><text:span text:style-name="T15">100.00 <text:s text:c="2"/>21.45</text:span></text:p>
      <text:p text:style-name="P20"><text:span text:style-name="T6">30.0: <text:s text:c="2"/>68.71 <text:s text:c="2"/>78.55 <text:s/>100.00</text:span></text:p>
      <text:p text:style-name="P23"><text:span text:style-name="T6">Hier würde die erste Zeile den ersten Würfel der Eingabedatei darstellen, die Zweite den Zweiten usw. Die erste Spalte (links vom Doppelpunkt) stellt die relative Häufigkeit dar, mit der dieser Würfel alle seine Spiele gewonnen hat. Der erste Würfel hat also 60% aller seiner Spiele für sich entschieden, während der zweite Würfel dies nur in 10% der Fälle tun konnte.</text:span></text:p>
      <text:p text:style-name="P23"><text:span text:style-name="T6">Die darauffolgenden Werte in der Zeile zeigen an, wie oft der Würfel der Zeile gegen den Würfel der Spalte gewonnen hat. Der erste Würfel hat also 31.29% der Spiele gegen den dritten Würfel gewonnen.</text:span></text:p>
      <text:h text:style-name="Heading_20_3" text:outline-level="3"><text:bookmark-start text:name="__RefHeading___Toc542_899000037"/>Ausgaben der Beispieldateien<text:bookmark-end text:name="__RefHeading___Toc542_899000037"/></text:h>
      <text:p text:style-name="P11"><text:span text:style-name="T16">wuerfel0.txt</text:span>:</text:p>
      <text:p text:style-name="P21"><text:s/>18.54: <text:s/>100.00 <text:s text:c="3"/>1.97 <text:s/>100.00 <text:s text:c="2"/>54.57 <text:s text:c="2"/>54.61 <text:s text:c="2"/>83.11 <text:s/></text:p>
      <text:p text:style-name="P21"><text:s/>24.38: <text:s text:c="2"/>98.03 <text:s/>100.00 <text:s/>100.00 <text:s text:c="2"/>96.17 <text:s text:c="2"/>91.42 <text:s text:c="2"/>96.81 <text:s/></text:p>
      <text:p text:style-name="P21"><text:s text:c="2"/>0.00: <text:s text:c="3"/>0.00 <text:s text:c="3"/>0.00 <text:s text:c="3"/>0.00 <text:s text:c="3"/>0.00 <text:s text:c="3"/>0.00 <text:s text:c="3"/>0.00 <text:s/></text:p>
      <text:p text:style-name="P21"><text:s/>20.73: <text:s text:c="2"/>45.43 <text:s text:c="3"/>3.83 <text:s/>100.00 <text:s/>100.00 <text:s text:c="2"/>49.58 <text:s text:c="2"/>77.29 <text:s/></text:p>
      <text:p text:style-name="P21"><text:s/>20.68: <text:s text:c="2"/>45.39 <text:s text:c="3"/>8.58 <text:s/>100.00 <text:s text:c="2"/>50.42 <text:s/>100.00 <text:s text:c="2"/>75.71 <text:s/></text:p>
      <text:p text:style-name="P21"><text:s/>15.67: <text:s text:c="2"/>16.89 <text:s text:c="3"/>3.19 <text:s/>100.00 <text:s text:c="2"/>22.71 <text:s text:c="2"/>24.29 <text:s/>100.00 <text:s/></text:p>
      <text:p text:style-name="P24">Man kann sehen, dass der zweite Würfel mit den Seiten {1, 1, 1, 6, 6, 6} sich am besten eignet. Insgesamt hat er um etwa 4 Prozentpunkte die meisten Spiele gewonnen und im Spiel gegen jeden anderen Würfel hat er immer mehr als 91.41% der Spiele gewonnen. Dies erreicht kein anderer Würfel dieser Datei. Dies liegt vermutlich daran, dass die Wahrscheinlichkeit eine 6 zu würfeln sehr hoch ist und das Problem das viele große Würfel haben (dass sie nicht klein genug würfeln können um genau in das Ziel zu kommen) durch die drei Einsen auch hier nicht existiert.</text:p>
      <text:p text:style-name="P24"/>
      <text:p text:style-name="P24"><text:soft-page-break/><text:span text:style-name="T16">wuerfel1.txt</text:span>:</text:p>
      <text:p text:style-name="P22"><text:s/>27.03: <text:s/>100.00 <text:s text:c="2"/>39.28 <text:s text:c="2"/>51.01 <text:s text:c="2"/>59.75 <text:s text:c="2"/>79.70 <text:s text:c="2"/>90.21 <text:s/></text:p>
      <text:p text:style-name="P22"><text:s/>23.94: <text:s text:c="2"/>60.72 <text:s text:c="2"/>92.60 <text:s text:c="2"/>45.15 <text:s text:c="2"/>47.52 <text:s text:c="2"/>60.47 <text:s text:c="2"/>65.52 <text:s/></text:p>
      <text:p text:style-name="P22"><text:s/>19.64: <text:s text:c="2"/>48.99 <text:s text:c="2"/>42.66 <text:s text:c="2"/>77.96 <text:s text:c="2"/>39.76 <text:s text:c="2"/>45.32 <text:s text:c="2"/>50.48 <text:s/></text:p>
      <text:p text:style-name="P22"><text:s/>16.55: <text:s text:c="2"/>40.25 <text:s text:c="2"/>37.20 <text:s text:c="2"/>34.15 <text:s text:c="2"/>68.12 <text:s text:c="2"/>37.00 <text:s text:c="2"/>40.49 <text:s/></text:p>
      <text:p text:style-name="P22"><text:s text:c="2"/>8.66: <text:s text:c="2"/>20.30 <text:s text:c="2"/>19.25 <text:s text:c="2"/>17.88 <text:s text:c="2"/>17.45 <text:s text:c="2"/>39.17 <text:s text:c="2"/>20.57 <text:s/></text:p>
      <text:p text:style-name="P22"><text:s text:c="2"/>4.17: <text:s text:c="3"/>9.79 <text:s text:c="3"/>9.00 <text:s text:c="3"/>9.13 <text:s text:c="3"/>8.62 <text:s text:c="3"/>9.14 <text:s text:c="2"/>19.15 <text:s/></text:p>
      <text:p text:style-name="P25">Hier ist der erste Würfel am sinnvollsten. Allein schon, da dieser der einzige Würfel ist, der es immer schafft das Spiel durchzuspielen. Die fehlende Eins, Zwei etc. bei den anderen verhindert teilweise, dass alle Figuren ins Ziel kommen können. <text:span text:style-name="T22">Der zweite Würfel wäre auch noch möglich, da dieser das Beenden nur in 7.3% der Falle nicht schafft. Jedoch würde sich das nur lohnen, wenn alle anderen Gegner den ersten Würfel benutzen würden, da es sonst wegen der höheren Wahrscheinlichkeiten sinnvoller ist den ersten Würfel zu nehmen.</text:span> </text:p>
      <text:p text:style-name="P24"><text:span text:style-name="T16">wuerfel2.txt</text:span>:</text:p>
      <text:p text:style-name="P22"><text:s text:c="2"/>6.71: <text:s/>100.00 <text:s text:c="3"/>0.64 <text:s text:c="3"/>0.00 <text:s text:c="3"/>0.00 <text:s text:c="3"/>0.00 <text:s/></text:p>
      <text:p text:style-name="P22"><text:s/>13.55: <text:s text:c="2"/>99.36 <text:s/>100.00 <text:s text:c="3"/>3.75 <text:s text:c="3"/>0.07 <text:s text:c="3"/>0.00 <text:s/></text:p>
      <text:p text:style-name="P22"><text:s/>20.27: <text:s/>100.00 <text:s text:c="2"/>96.25 <text:s/>100.00 <text:s text:c="3"/>7.47 <text:s text:c="3"/>0.28 <text:s/></text:p>
      <text:p text:style-name="P22"><text:s/>26.81: <text:s/>100.00 <text:s text:c="2"/>99.93 <text:s text:c="2"/>92.53 <text:s/>100.00 <text:s text:c="3"/>9.76 <text:s/></text:p>
      <text:p text:style-name="P22"><text:s/>32.66: <text:s/>100.00 <text:s/>100.00 <text:s text:c="2"/>99.72 <text:s text:c="2"/>90.24 <text:s/>100.00 <text:s/></text:p>
      <text:p text:style-name="P26">Am besten schneidet hier der fünfte Würfel ab. Insgesamt gewinnt dieser fast ein Drittel aller Spiele und nur im Spiel gegen den vierten Würfel ist die Wahrscheinlichkeit zu gewinnen mit 90.24% <text:span text:style-name="T16">relativ</text:span><text:span text:style-name="T19"> niedrig. Der Grund dafür ist wahrscheinlich der gleiche wie bei der Wahl des zweiten Würfels in </text:span><text:span text:style-name="T16">wu</text:span><text:span text:style-name="T18">e</text:span><text:span text:style-name="T16">rfel0.txt</text:span><text:span text:style-name="T19">. Bloß hat dieser noch mehr Sechsen und kann dadurch sehr oft hintereinander würfeln und durch die Eins kann er sich dazu noch genau im Ziel bewegen.</text:span></text:p>
      <text:p text:style-name="P24"><text:span text:style-name="T16">wuerfel3.txt</text:span>:</text:p>
      <text:p text:style-name="P22"><text:s/>21.52: <text:s/>100.00 <text:s text:c="2"/>71.50 <text:s text:c="2"/>55.07 <text:s text:c="2"/>70.21 <text:s text:c="2"/>66.76 <text:s text:c="2"/>88.46 <text:s/></text:p>
      <text:p text:style-name="P22"><text:s/>17.07: <text:s text:c="2"/>28.50 <text:s/>100.00 <text:s text:c="2"/>38.19 <text:s text:c="2"/>54.41 <text:s text:c="2"/>54.62 <text:s text:c="2"/>82.77 <text:s/></text:p>
      <text:p text:style-name="P22"><text:s/>19.85: <text:s text:c="2"/>44.93 <text:s text:c="2"/>61.81 <text:s/>100.00 <text:s text:c="2"/>64.26 <text:s text:c="2"/>60.79 <text:s text:c="2"/>85.07 <text:s/></text:p>
      <text:p text:style-name="P22"><text:s/>16.15: <text:s text:c="2"/>29.79 <text:s text:c="2"/>45.59 <text:s text:c="2"/>35.74 <text:s/>100.00 <text:s text:c="2"/>49.65 <text:s text:c="2"/>78.44 <text:s/></text:p>
      <text:p text:style-name="P22"><text:s/>16.33: <text:s text:c="2"/>33.24 <text:s text:c="2"/>45.38 <text:s text:c="2"/>39.21 <text:s text:c="2"/>50.35 <text:s/>100.00 <text:s text:c="2"/>74.79 <text:s/></text:p>
      <text:p text:style-name="P22"><text:s text:c="2"/>9.07: <text:s text:c="2"/>11.54 <text:s text:c="2"/>17.23 <text:s text:c="2"/>14.93 <text:s text:c="2"/>21.56 <text:s text:c="2"/>25.21 <text:s text:c="2"/>99.99 <text:s/></text:p>
      <text:p text:style-name="P28"><text:soft-page-break/><text:span text:style-name="T8">Von allen Beispieldateien ist die Entscheidung hier am </text:span><text:span text:style-name="T9">schwierigsten</text:span><text:span text:style-name="T8">. Am besten wäre aber wahrscheinlich der erste. Dieser hat gegen jeden anderen Würfel mehr als 50% Gewinnwahrscheinlichkeit und gewinnt mit 21.52% die meisten der Spiele. Das ist wahrscheinlich der Fall, da der Würfel mit Eins und Zwei zwei kleine Zahlen zum genaueren Bewegen und mit Fünf und Sechs zwei hohe Zahlen zum schnellen </text:span><text:span text:style-name="T9">B</text:span><text:span text:style-name="T8">ewegen besitzt. Außerdem hat der Würfel nur vier Seiten, wodurch die Wahrscheinlichkeit für eine 6 im Vergleich zu einem normalen Würfel </text:span><text:span text:style-name="T9">hoch ist</text:span><text:span text:style-name="T8">.</text:span></text:p>
      <text:h text:style-name="P10" text:outline-level="1"><text:bookmark-start text:name="__RefHeading___Toc544_899000037"/>Fazit<text:bookmark-end text:name="__RefHeading___Toc544_899000037"/></text:h>
      <text:p text:style-name="P27">Der perfekte Würfel hätte am besten möglich wenig Seiten mit möglichst vielen Sechsen, aber auch eine Eins ist sehr wichtig um ein Beenden des Spielen zu garantieren. Alternativ zu wenigen Seiten wären viele Seiten mit fast nur Sechsen am besten, um das Spiel als erstes zu gewinnen.</text:p>
      <text:h text:style-name="P8" text:outline-level="1"><text:bookmark-start text:name="__RefHeading___Toc2238_4178761632"/>Quellcode<text:bookmark-end text:name="__RefHeading___Toc2238_4178761632"/></text:h>
      <text:p text:style-name="P30">bool Player::move() {</text:p>
      <text:p text:style-name="P30"><text:tab/>if (this-&gt;currentDie == nullptr) {</text:p>
      <text:p text:style-name="P30"><text:tab/><text:tab/>return false;</text:p>
      <text:p text:style-name="P30"><text:tab/>}</text:p>
      <text:p text:style-name="P30"><text:tab/>this-&gt;alreadyMovedInTurn = false;</text:p>
      <text:p text:style-name="P30"><text:tab/>bool changed = false;</text:p>
      <text:p text:style-name="P30"/>
      <text:p text:style-name="P30"><text:tab/>int dieResult = this-&gt;currentDie-&gt;roll();</text:p>
      <text:p text:style-name="P30"/>
      <text:p text:style-name="P30"><text:tab/>if (onField(0)) { <text:s/>// Still figure on start field -&gt; Needs to be moved away</text:p>
      <text:p text:style-name="P30"><text:tab/><text:tab/>for (int i = figs.size() - 1; i &gt;= 0; i--) { <text:s/>// Start from last figure</text:p>
      <text:p text:style-name="P30"><text:tab/><text:tab/><text:tab/>int nextPosition = figs.at(i).getPosition() + dieResult;</text:p>
      <text:p text:style-name="P30"><text:tab/><text:tab/><text:tab/>if (nextPosition &lt;= boardLength-1 &amp;&amp; !onField(nextPosition) &amp;&amp; figs.at(i).getField() == Fields::RUNWAY) {</text:p>
      <text:p text:style-name="P30"><text:tab/><text:tab/><text:tab/><text:tab/>changePosition(i, dieResult);</text:p>
      <text:p text:style-name="P30"><text:tab/><text:tab/><text:tab/><text:tab/>changed = true;</text:p>
      <text:p text:style-name="P30"><text:tab/><text:tab/><text:tab/><text:tab/>break;</text:p>
      <text:p text:style-name="P30"><text:tab/><text:tab/><text:tab/>}</text:p>
      <text:p text:style-name="P30"><text:tab/><text:tab/>}</text:p>
      <text:p text:style-name="P30"/>
      <text:p text:style-name="P30"><text:tab/><text:tab/>if (dieResult == 6) {</text:p>
      <text:p text:style-name="P30"><text:tab/><text:tab/><text:tab/>this-&gt;move();</text:p>
      <text:p text:style-name="P30"><text:tab/><text:tab/>}</text:p>
      <text:p text:style-name="P30"><text:tab/><text:tab/>return changed;</text:p>
      <text:p text:style-name="P30"><text:tab/>}</text:p>
      <text:p text:style-name="P30"/>
      <text:p text:style-name="P30"><text:tab/>if (dieResult == 6 &amp;&amp; !everythingOn(Fields::RUNWAY)) { <text:s/>// Set figure from B field on runway</text:p>
      <text:p text:style-name="P30"><text:tab/><text:tab/>int firstOnBIndex = -1;</text:p>
      <text:p text:style-name="P30"><text:tab/><text:tab/>for (int i = 0; i &lt; figs.size(); i++) {</text:p>
      <text:p text:style-name="P30"><text:tab/><text:tab/><text:tab/>if (figs.at(i).getField() == Fields::B) {</text:p>
      <text:p text:style-name="P30"><text:tab/><text:tab/><text:tab/><text:tab/>firstOnBIndex = i;</text:p>
      <text:p text:style-name="P30"><text:tab/><text:tab/><text:tab/><text:tab/>break;</text:p>
      <text:p text:style-name="P30"><text:tab/><text:tab/><text:tab/>}</text:p>
      <text:p text:style-name="P30"><text:soft-page-break/><text:tab/><text:tab/>}</text:p>
      <text:p text:style-name="P30"><text:tab/><text:tab/>if (firstOnBIndex != -1) {</text:p>
      <text:p text:style-name="P30"><text:tab/><text:tab/><text:tab/>figs.at(firstOnBIndex).setField(Fields::RUNWAY);</text:p>
      <text:p text:style-name="P30"><text:tab/><text:tab/><text:tab/>figs.at(firstOnBIndex).setPosition(0);</text:p>
      <text:p text:style-name="P30"><text:tab/><text:tab/><text:tab/>occupiedSpaces.insert(0);</text:p>
      <text:p text:style-name="P30"><text:tab/><text:tab/><text:tab/>changed = true;</text:p>
      <text:p text:style-name="P30"/>
      <text:p text:style-name="P30"><text:tab/><text:tab/><text:tab/>sortFigures();</text:p>
      <text:p text:style-name="P30"><text:tab/><text:tab/><text:tab/>this-&gt;alreadyMovedInTurn = true;</text:p>
      <text:p text:style-name="P30"/>
      <text:p text:style-name="P30"><text:tab/><text:tab/><text:tab/>this-&gt;move();</text:p>
      <text:p text:style-name="P30"><text:tab/><text:tab/><text:tab/>return changed;</text:p>
      <text:p text:style-name="P30"><text:tab/><text:tab/>}</text:p>
      <text:p text:style-name="P30"><text:tab/>}</text:p>
      <text:p text:style-name="P30"/>
      <text:p text:style-name="P30"><text:tab/>if (dieResult != 6 &amp;&amp; everythingOn(Fields::B)) { <text:s/>// Everything on B and no 6 -&gt; Nothing can move out</text:p>
      <text:p text:style-name="P30"><text:tab/><text:tab/>return changed;</text:p>
      <text:p text:style-name="P30"><text:tab/>}</text:p>
      <text:p text:style-name="P30"><text:tab/>for (int i = 0; i &lt; figs.size(); i++) { <text:s/>// Search for first element that can move</text:p>
      <text:p text:style-name="P30"><text:tab/><text:tab/>int nextPos = figs.at(i).getPosition() + dieResult;</text:p>
      <text:p text:style-name="P30"/>
      <text:p text:style-name="P30"><text:tab/><text:tab/>if (nextPos &lt;= boardLength-1 &amp;&amp; !onField(nextPos) &amp;&amp; figs.at(i).getField() == Fields::RUNWAY) {</text:p>
      <text:p text:style-name="P30"><text:tab/><text:tab/><text:tab/>changePosition(i, dieResult);</text:p>
      <text:p text:style-name="P30"><text:tab/><text:tab/><text:tab/>changed = true;</text:p>
      <text:p text:style-name="P30"><text:tab/><text:tab/><text:tab/>break;</text:p>
      <text:p text:style-name="P30"><text:tab/><text:tab/>}</text:p>
      <text:p text:style-name="P30"><text:tab/>}</text:p>
      <text:p text:style-name="P30"/>
      <text:p text:style-name="P30"><text:tab/>if (dieResult == 6) {</text:p>
      <text:p text:style-name="P30"><text:tab/><text:tab/>this-&gt;move();</text:p>
      <text:p text:style-name="P30"><text:tab/>}</text:p>
      <text:p text:style-name="P30"><text:tab/>return changed;</text:p>
      <text:p text:style-name="P30">}</text:p>
      <text:p text:style-name="P12"/>
      <text:p text:style-name="P31">void Player::canHit(Player&amp; ply2) {</text:p>
      <text:p text:style-name="P31"><text:tab/>std::vector&lt;Figure*&gt; f1, f2;</text:p>
      <text:p text:style-name="P31"><text:tab/>fillActivePlayers(f1, this-&gt;figs); <text:s/>// Ignore player on B fields</text:p>
      <text:p text:style-name="P31"><text:tab/>fillActivePlayers(f2, ply2.figs);</text:p>
      <text:p text:style-name="P31"/>
      <text:p text:style-name="P31"><text:tab/>int tempBoardLength = boardLength-4;</text:p>
      <text:p text:style-name="P31"/>
      <text:p text:style-name="P31"><text:tab/>for (auto&amp; i : f1) {</text:p>
      <text:p text:style-name="P31"><text:tab/><text:tab/>int adjustedIndex = (tempBoardLength + i-&gt;getPosition() - (tempBoardLength-4)/2) % tempBoardLength; <text:s/>// Readjust board for offset second board</text:p>
      <text:p text:style-name="P31"><text:tab/><text:tab/>for (auto&amp; j : f2) {</text:p>
      <text:p text:style-name="P31"/>
      <text:p text:style-name="P31"><text:tab/><text:tab/><text:tab/>if (adjustedIndex == j-&gt;getPosition()) {</text:p>
      <text:p text:style-name="P31"><text:tab/><text:tab/><text:tab/><text:tab/>ply2.occupiedSpaces.erase( ply2.occupiedSpaces.find(j-&gt;getPosition()) );</text:p>
      <text:p text:style-name="P31"><text:tab/><text:tab/><text:tab/><text:tab/>j-&gt;setField(Fields::B);</text:p>
      <text:p text:style-name="P31"><text:tab/><text:tab/><text:tab/><text:tab/>j-&gt;setPosition(-1);</text:p>
      <text:p text:style-name="P31"><text:tab/><text:tab/><text:tab/><text:tab/>ply2.sortFigures();</text:p>
      <text:p text:style-name="P31"><text:soft-page-break/><text:tab/><text:tab/><text:tab/>}</text:p>
      <text:p text:style-name="P31"/>
      <text:p text:style-name="P31"><text:tab/><text:tab/>}</text:p>
      <text:p text:style-name="P31"><text:tab/>}</text:p>
      <text:p text:style-name="P31"/>
      <text:p text:style-name="P3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Lohit Devanagari1" svg:font-family="'Lohit Devanagari'"/>
    <style:font-face style:name="Menlo" svg:font-family="Menlo" style:font-pitch="variable"/>
    <style:font-face style:name="Liberation Serif" svg:font-family="'Liberation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Mangal" svg:font-family="Mang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de" fo:country="DE"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Sprechblasentext" style:family="paragraph" style:parent-style-name="Standard" style:default-outline-level="">
      <style:paragraph-properties fo:hyphenation-ladder-count="no-limit"/>
      <style:text-properties style:font-name="Tahoma" fo:font-family="Tahoma" style:font-family-generic="roman" style:font-pitch="variable" fo:font-size="8pt" style:letter-kerning="true" style:font-name-asian="Mangal" style:font-family-asian="Mangal" style:font-family-generic-asian="system" style:font-pitch-asian="variable" style:font-size-asian="8pt" style:language-asian="hi" style:country-asian="IN" fo:hyphenate="false" fo:hyphenation-remain-char-count="2" fo:hyphenation-push-char-count="2" loext:hyphenation-no-caps="false"/>
    </style:style>
    <style:style style:name="Verzeichnis_20_2" style:display-name="Verzeichnis 2" style:family="paragraph" style:default-outline-level="">
      <style:paragraph-properties fo:margin-left="0.499cm" fo:margin-right="0cm" fo:hyphenation-ladder-count="no-limit" fo:text-indent="0cm" style:auto-text-indent="false">
        <style:tab-stops>
          <style:tab-stop style:position="15.926cm" style:type="right" style:leader-style="dotted" style:leader-text="."/>
        </style:tab-stops>
      </style:paragraph-properties>
      <style:text-properties style:font-name="Liberation Serif" fo:font-family="'Liberation Serif'" style:font-family-generic="roman" style:font-pitch="variable" fo:font-size="10pt" style:letter-kerning="true" style:font-name-asian="FreeSans" style:font-family-asian="FreeSans" style:font-family-generic-asian="system" style:font-pitch-asian="variable" style:font-size-asian="10pt" style:language-asian="hi" style:country-asian="IN" fo:hyphenate="false" fo:hyphenation-remain-char-count="2" fo:hyphenation-push-char-count="2" loext:hyphenation-no-caps="false"/>
    </style:style>
    <style:style style:name="Verzeichnis_20_1" style:display-name="Verzeichnis 1" style:family="paragraph" style:default-outline-level="">
      <style:paragraph-properties fo:hyphenation-ladder-count="no-limit">
        <style:tab-stops>
          <style:tab-stop style:position="15.926cm" style:type="right" style:leader-style="dotted" style:leader-text="."/>
        </style:tab-stops>
      </style:paragraph-properties>
      <style:text-properties style:font-name="Liberation Serif" fo:font-family="'Liberation Serif'" style:font-family-generic="roman" style:font-pitch="variable" fo:font-size="10pt" style:letter-kerning="true" style:font-name-asian="FreeSans" style:font-family-asian="FreeSans" style:font-family-generic-asian="system" style:font-pitch-asian="variable" style:font-size-asian="10pt" style:language-asian="hi" style:country-asian="IN" fo:hyphenate="false" fo:hyphenation-remain-char-count="2" fo:hyphenation-push-char-count="2" loext:hyphenation-no-caps="false"/>
    </style:style>
    <style:style style:name="RGV-Überschrift" style:family="paragraph" style:default-outline-level="">
      <style:paragraph-properties fo:margin-top="0.423cm" fo:margin-bottom="0.212cm" style:contextual-spacing="false" fo:hyphenation-ladder-count="no-limit" fo:keep-with-next="always"/>
      <style:text-properties style:font-name="Liberation Serif" fo:font-family="'Liberation Serif'" style:font-family-generic="roman" style:font-pitch="variable" fo:font-size="16pt" fo:font-weight="bold" style:letter-kerning="true" style:font-name-asian="FreeSans" style:font-family-asian="FreeSans" style:font-family-generic-asian="system" style:font-pitch-asian="variable" style:font-size-asian="16pt" style:language-asian="hi" style:country-asian="IN" style:font-weight-asian="bold" fo:hyphenate="false" fo:hyphenation-remain-char-count="2" fo:hyphenation-push-char-count="2" loext:hyphenation-no-caps="false"/>
    </style:style>
    <style:style style:name="Heading_20_2" style:display-name="Heading 2" style:family="paragraph" style:parent-style-name="Heading" style:class="text"/>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Sprechblasentext_20_Zchn" style:display-name="Sprechblasentext Zchn" style:family="text">
      <style:text-properties style:font-name="Tahoma" fo:font-family="Tahoma" style:font-family-generic="roman" style:font-pitch="variable" fo:font-size="8pt" style:letter-kerning="true" style:font-name-asian="Mangal" style:font-family-asian="Mangal" style:font-family-generic-asian="system" style:font-pitch-asian="variable" style:font-size-asian="8pt" style:language-asian="hi" style:country-asian="IN"/>
    </style:style>
    <style:style style:name="Absatz-Standardschriftart" style:family="text"/>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de" fo:country="DE"/>
    </style:style>
    <style:style style:name="MP2" style:family="paragraph" style:parent-style-name="Footer">
      <style:text-properties fo:language="de" fo:country="DE"/>
    </style:style>
    <style:style style:name="MT1" style:family="text">
      <style:text-properties officeooo:rsid="001fbed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1cm" fo:margin-left="0cm" fo:margin-right="0cm" fo:margin-bottom="0.508cm" fo:background-color="transparent" style:dynamic-spacing="false" draw:fill="none" draw:fill-color="#729fcf"/>
      </style:header-style>
      <style:footer-style>
        <style:header-footer-properties fo:min-height="0.61cm" fo:margin-left="0cm" fo:margin-right="0cm" fo:margin-top="0.508cm" fo:background-color="transparent" style:dynamic-spacing="false" draw:fill="none" draw:fill-color="#729fcf"/>
      </style:footer-style>
    </style:page-layout>
  </office:automatic-styles>
  <office:master-styles>
    <style:master-page style:name="Standard" style:page-layout-name="Mpm1">
      <style:header>
        <text:p text:style-name="MP1"><text:reference-ref text:reference-format="text" text:ref-name="Aufgabe">Aufgabe 4: Würfelglück</text:reference-ref><text:tab/><text:tab/><text:span text:style-name="MT1">Team-ID: </text:span><text:span text:style-name="MT1"><text:reference-ref text:reference-format="text" text:ref-name="TeamId">Error: Reference source not found</text:reference-ref></text:span></text:p>
      </style:header>
      <style:header-first>
        <text:p text:style-name="MP1"/>
      </style:header-first>
      <style:footer>
        <text:p text:style-name="MP2"><text:tab/><text:page-number text:select-page="current">7</text:page-number>/<text:page-count>7</text:page-count></text:p>
      </style:footer>
      <style:footer-first>
        <text:p text:style-name="MP2"><text:tab/><text:page-number text:select-page="current">1</text:page-number>/<text:page-count>7</text:page-count></text:p>
      </style:footer-first>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1-11-11T07:48:38.485102806</meta:creation-date>
    <meta:editing-duration>PT27M45S</meta:editing-duration>
    <meta:editing-cycles>7</meta:editing-cycles>
    <meta:generator>LibreOffice/7.0.1.2$MacOSX_X86_64 LibreOffice_project/7cbcfc562f6eb6708b5ff7d7397325de9e764452</meta:generator>
    <dc:date>2021-11-11T11:27:56.391483192</dc:date>
    <meta:document-statistic meta:table-count="0" meta:image-count="0" meta:object-count="0" meta:page-count="7" meta:paragraph-count="150" meta:word-count="1634" meta:character-count="11108" meta:non-whitespace-character-count="9104"/>
  </office:meta>
</office:document-meta>
</file>